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Wingdings" svg:font-family="Wingding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Graphic">
      <style:graphic-properties draw:textarea-horizontal-align="justify" draw:textarea-vertical-align="middle" draw:auto-grow-height="false" fo:min-height="1.535cm" fo:min-width="3.537cm" fo:padding-top="0.2cm" fo:padding-bottom="0.2cm" fo:padding-left="0.2cm" fo:padding-right="0.2cm" fo:wrap-option="wrap"/>
      <style:paragraph-properties style:writing-mode="lr-tb"/>
    </style:style>
    <style:style style:name="gr2" style:family="graphic" style:parent-style-name="Graphic">
      <style:graphic-properties draw:textarea-horizontal-align="justify" draw:textarea-vertical-align="middle" draw:auto-grow-height="false" fo:min-height="0.476cm" fo:min-width="2.578cm"/>
      <style:paragraph-properties style:writing-mode="lr-tb"/>
    </style:style>
    <style:style style:name="gr3" style:family="graphic" style:parent-style-name="Graphic">
      <style:graphic-properties draw:textarea-horizontal-align="justify" draw:textarea-vertical-align="middle" draw:auto-grow-height="false" fo:min-height="2.235cm" fo:min-width="3.52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Graphic">
      <style:graphic-properties draw:textarea-horizontal-align="justify" draw:textarea-vertical-align="middle" draw:auto-grow-height="false" fo:min-height="1.632cm" fo:min-width="1.9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Graphic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Graphic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Graphic">
      <style:graphic-properties draw:textarea-horizontal-align="justify" draw:textarea-vertical-align="middle" draw:auto-grow-height="false" fo:min-height="2.521cm" fo:min-width="12.3cm" fo:padding-top="0.2cm" fo:padding-bottom="0.2cm" fo:padding-left="0.2cm" fo:padding-right="0.2cm" fo:wrap-option="wrap"/>
      <style:paragraph-properties style:writing-mode="lr-tb"/>
    </style:style>
    <style:style style:name="gr10" style:family="graphic" style:parent-style-name="Graphic">
      <style:graphic-properties draw:textarea-horizontal-align="justify" draw:textarea-vertical-align="middle" draw:auto-grow-height="false" fo:min-height="3.029cm" fo:min-width="12.3cm" fo:padding-top="0.2cm" fo:padding-bottom="0.2cm" fo:padding-left="0.2cm" fo:padding-right="0.2cm" fo:wrap-option="wrap"/>
      <style:paragraph-properties style:writing-mode="lr-tb"/>
    </style:style>
    <style:style style:name="gr11" style:family="graphic" style:parent-style-name="Graphic">
      <style:graphic-properties draw:textarea-horizontal-align="justify" draw:textarea-vertical-align="middle" draw:auto-grow-height="false" fo:min-height="1.632cm" fo:min-width="6.569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Graphic">
      <style:graphic-properties draw:textarea-horizontal-align="justify" draw:textarea-vertical-align="middle" draw:auto-grow-height="false" fo:min-height="1.486cm" fo:min-width="6.569cm" fo:padding-top="0.2cm" fo:padding-bottom="0.2cm" fo:padding-left="0.2cm" fo:padding-right="0.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6pt" style:font-size-asian="22pt" style:font-size-complex="22pt"/>
    </style:style>
    <style:style style:name="T2" style:family="text">
      <style:text-properties style:font-name="Liberation Sans1"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ingdings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n" fo:country="US" fo:font-style="normal" style:text-underline-style="none" style:font-size-asian="10pt" style:font-style-asian="normal" style:font-size-complex="10pt" style:font-style-complex="normal"/>
    </style:style>
    <style:style style:name="T8" style:family="text">
      <style:text-properties fo:font-size="13pt" style:font-size-asian="16pt" style:font-size-complex="16pt"/>
    </style:style>
    <style:style style:name="T9" style:family="text">
      <style:text-properties fo:font-size="9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7cm" svg:height="1.935cm" svg:x="2.892cm" svg:y="3.165cm">
          <text:p text:style-name="P1"><text:span text:style-name="T1">Re</text:span><text:span text:style-name="T1">que</text:span><text:span text:style-name="T1">st </text:span><text:span text:style-name="T1">dat</text:span><text:span text:style-name="T1">a </text:span><text:span text:style-name="T1">via </text:span><text:span text:style-name="T1">API </text:span><text:span text:style-name="T1">(GE</text:span><text:span text:style-name="T1">T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" draw:id="id1" draw:layer="layout" svg:width="3.302cm" svg:height="1.24cm" svg:x="3.218cm" svg:y="1cm">
          <text:p text:style-name="P1">Begi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" draw:text-style-name="P1" xml:id="id7" draw:id="id7" draw:layer="layout" svg:width="3.81cm" svg:height="2.413cm" svg:x="8.564cm" svg:y="23.167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draw:type="line" svg:x1="4.869cm" svg:y1="2.24cm" svg:x2="4.861cm" svg:y2="3.165cm" draw:start-shape="id1" draw:start-glue-point="6" draw:end-shape="id2" draw:end-glue-point="4" svg:d="M4869 2240l-8 925" svg:viewBox="0 0 9 926">
          <text:p/>
        </draw:connector>
        <draw:custom-shape draw:style-name="gr5" draw:text-style-name="P1" xml:id="id3" draw:id="id3" draw:layer="layout" svg:width="4.699cm" svg:height="4.064cm" svg:x="2.524cm" svg:y="5.959cm">
          <text:p text:style-name="P1">Status ==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4.887cm" svg:y1="5.106cm" svg:x2="4.876cm" svg:y2="5.959cm" svg:d="M4887 5106l-11 853" svg:viewBox="0 0 12 854">
          <text:p/>
        </draw:connector>
        <draw:connector draw:style-name="gr4" draw:text-style-name="P2" draw:layer="layout" draw:type="line" svg:x1="4.876cm" svg:y1="10.023cm" svg:x2="4.885cm" svg:y2="11.017cm" svg:d="M4876 10023l9 994" svg:viewBox="0 0 10 995">
          <text:p/>
        </draw:connector>
        <draw:connector draw:style-name="gr4" draw:text-style-name="P2" xml:id="id4" draw:id="id4" draw:layer="layout" draw:type="line" svg:x1="8.07cm" svg:y1="4.138cm" svg:x2="6.829cm" svg:y2="4.133cm" draw:end-shape="id2" draw:end-glue-point="7" svg:d="M8070 4138l-1241-5" svg:viewBox="0 0 1242 6">
          <text:p/>
        </draw:connector>
        <draw:connector draw:style-name="gr6" draw:text-style-name="P2" xml:id="id5" draw:id="id5" draw:layer="layout" draw:type="line" svg:x1="7.223cm" svg:y1="7.991cm" svg:x2="8.087cm" svg:y2="7.981cm" draw:start-shape="id3" draw:start-glue-point="7" svg:d="M7223 7991l864-10" svg:viewBox="0 0 865 11">
          <text:p/>
        </draw:connector>
        <draw:connector draw:style-name="gr6" draw:text-style-name="P2" draw:layer="layout" draw:type="line" svg:x1="8.07cm" svg:y1="4.138cm" svg:x2="8.087cm" svg:y2="7.981cm" draw:start-shape="id4" draw:start-glue-point="2" draw:end-shape="id5" draw:end-glue-point="3" svg:d="M8070 4138l17 3843" svg:viewBox="0 0 18 3844">
          <text:p/>
        </draw:connector>
        <draw:frame draw:style-name="gr7" draw:text-style-name="P3" draw:layer="layout" svg:width="1.494cm" svg:height="1.112cm" svg:x="5.11cm" svg:y="9.927cm">
          <draw:text-box>
            <text:p>Yes</text:p>
          </draw:text-box>
        </draw:frame>
        <draw:frame draw:style-name="gr8" draw:text-style-name="P3" draw:layer="layout" svg:width="1.211cm" svg:height="1.112cm" svg:x="7.028cm" svg:y="7.102cm">
          <draw:text-box>
            <text:p>No</text:p>
          </draw:text-box>
        </draw:frame>
        <draw:custom-shape draw:style-name="gr9" draw:text-style-name="P4" draw:layer="layout" svg:width="12.7cm" svg:height="2.921cm" svg:x="-1.464cm" svg:y="10.923cm">
          <text:p text:style-name="P4"><text:span text:style-name="T2">Convert to Pandas Data Frame and take subset of features: </text:span><text:span text:style-name="T3">'rocket', 'payloads', 'launchpad', 'cores', 'flight_number', 'date_utc’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4" draw:layer="layout" svg:width="12.7cm" svg:height="3.429cm" svg:x="-1.413cm" svg:y="14.843cm">
          <text:p text:style-name="P4"><text:span text:style-name="T2">Convert IDs to Objects (API GET requests):</text:span></text:p>
          <text:p text:style-name="P4"><text:span text:style-name="T4">rockets </text:span><text:span text:style-name="T5">-&gt;</text:span><text:span text:style-name="T6"> BoosterVersion</text:span></text:p>
          <text:p text:style-name="P4"><text:span text:style-name="T4">payloads</text:span><text:span text:style-name="T6"> </text:span><text:span text:style-name="T5">-&gt;</text:span><text:span text:style-name="T6"> PayloadMass, Orbit</text:span></text:p>
          <text:p text:style-name="P4"><text:span text:style-name="T4">launchpad</text:span><text:span text:style-name="T6"> </text:span><text:span text:style-name="T5">-&gt;</text:span><text:span text:style-name="T6"> LaunchSite, Longitude, Latitude</text:span></text:p>
          <text:p text:style-name="P4"><text:span text:style-name="T4">cores</text:span><text:span text:style-name="T6"> </text:span><text:span text:style-name="T5">-&gt;</text:span><text:span text:style-name="T6"> Outcome, Flights, GridFins, Reused, Legs, LandingPad, Block, ReusedCount, Seria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4" draw:layer="layout" svg:width="6.969cm" svg:height="2.032cm" svg:x="1.508cm" svg:y="19.288cm">
          <text:p text:style-name="P4"><text:span text:style-name="T2">F</text:span><text:span text:style-name="T2">ilt</text:span><text:span text:style-name="T2">e</text:span><text:span text:style-name="T2">r</text:span><text:span text:style-name="T7"> </text:span><text:span text:style-name="T7">r</text:span><text:span text:style-name="T7">o</text:span><text:span text:style-name="T7">w</text:span><text:span text:style-name="T7">s </text:span><text:span text:style-name="T7">o</text:span><text:span text:style-name="T7">nl</text:span><text:span text:style-name="T7">y </text:span><text:span text:style-name="T7">t</text:span><text:span text:style-name="T7">o </text:span><text:span text:style-name="T7">c</text:span><text:span text:style-name="T7">o</text:span><text:span text:style-name="T7">n</text:span><text:span text:style-name="T7">t</text:span><text:span text:style-name="T7">ai</text:span><text:span text:style-name="T7">n </text:span><text:span text:style-name="T7">F</text:span><text:span text:style-name="T7">al</text:span><text:span text:style-name="T7">c</text:span><text:span text:style-name="T7">o</text:span><text:span text:style-name="T7">n </text:span><text:span text:style-name="T7">9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6" draw:id="id6" draw:layer="layout" svg:width="4.699cm" svg:height="4.064cm" svg:x="2.595cm" svg:y="22.336cm">
          <text:p text:style-name="P1"><text:span text:style-name="T8">Missing Values</text:span></text:p>
          <text:p text:style-name="P1"><text:span text:style-name="T9">(not LandingPad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7.294cm" svg:y1="24.368cm" svg:x2="8.564cm" svg:y2="24.374cm" draw:start-shape="id6" draw:start-glue-point="7" draw:end-shape="id7" draw:end-glue-point="5" svg:d="M7294 24368l1270 6" svg:viewBox="0 0 1271 7">
          <text:p/>
        </draw:connector>
        <draw:frame draw:style-name="gr7" draw:text-style-name="P3" draw:layer="layout" svg:width="1.494cm" svg:height="1.112cm" svg:x="5.038cm" svg:y="26.165cm">
          <draw:text-box>
            <text:p>Yes</text:p>
          </draw:text-box>
        </draw:frame>
        <draw:frame draw:style-name="gr8" draw:text-style-name="P3" draw:layer="layout" svg:width="1.211cm" svg:height="1.112cm" svg:x="7.099cm" svg:y="23.371cm">
          <draw:text-box>
            <text:p>No</text:p>
          </draw:text-box>
        </draw:frame>
        <draw:connector draw:style-name="gr4" draw:text-style-name="P2" draw:layer="layout" draw:type="line" svg:x1="10.445cm" svg:y1="28.374cm" svg:x2="10.469cm" svg:y2="25.58cm" draw:start-shape="id8" draw:start-glue-point="3" draw:end-shape="id7" draw:end-glue-point="6" svg:d="M10445 28374l24-2794" svg:viewBox="0 0 25 2795">
          <text:p/>
        </draw:connector>
        <draw:connector draw:style-name="gr4" draw:text-style-name="P2" draw:layer="layout" draw:type="line" svg:x1="4.945cm" svg:y1="26.4cm" svg:x2="4.951cm" svg:y2="27.414cm" draw:start-shape="id6" draw:start-glue-point="6" svg:d="M4945 26400l6 1014" svg:viewBox="0 0 7 1015">
          <text:p/>
        </draw:connector>
        <draw:custom-shape draw:style-name="gr12" draw:text-style-name="P4" xml:id="id9" draw:id="id9" draw:layer="layout" svg:width="6.969cm" svg:height="1.886cm" svg:x="1.452cm" svg:y="27.435cm">
          <text:p text:style-name="P4"><text:span text:style-name="T2">R</text:span><text:span text:style-name="T2">e</text:span><text:span text:style-name="T2">pl</text:span><text:span text:style-name="T2">a</text:span><text:span text:style-name="T2">c</text:span><text:span text:style-name="T2">e </text:span><text:span text:style-name="T2">N</text:span><text:span text:style-name="T2">a</text:span><text:span text:style-name="T2">N </text:span><text:span text:style-name="T2">v</text:span><text:span text:style-name="T2">al</text:span><text:span text:style-name="T2">u</text:span><text:span text:style-name="T2">e</text:span><text:span text:style-name="T2">s </text:span><text:span text:style-name="T2">w</text:span><text:span text:style-name="T2">it</text:span><text:span text:style-name="T2">h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 </text:span><text:span text:style-name="T2">m</text:span><text:span text:style-name="T2">e</text:span><text:span text:style-name="T2">di</text:span><text:span text:style-name="T2">a</text:span><text:span text:style-name="T2">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2" xml:id="id8" draw:id="id8" draw:layer="layout" draw:type="line" svg:x1="8.421cm" svg:y1="28.378cm" svg:x2="10.445cm" svg:y2="28.374cm" draw:start-shape="id9" draw:start-glue-point="7" svg:d="M8421 28378l2024-4" svg:viewBox="0 0 2025 5">
          <text:p/>
        </draw:connector>
        <draw:connector draw:style-name="gr4" draw:text-style-name="P2" draw:layer="layout" draw:type="line" svg:x1="4.937cm" svg:y1="21.347cm" svg:x2="4.943cm" svg:y2="22.361cm" svg:d="M4937 21347l6 1014" svg:viewBox="0 0 7 1015">
          <text:p/>
        </draw:connector>
        <draw:connector draw:style-name="gr4" draw:text-style-name="P2" draw:layer="layout" draw:type="line" svg:x1="4.863cm" svg:y1="13.829cm" svg:x2="4.869cm" svg:y2="14.843cm" svg:d="M4863 13829l6 1014" svg:viewBox="0 0 7 1015">
          <text:p/>
        </draw:connector>
        <draw:connector draw:style-name="gr4" draw:text-style-name="P2" draw:layer="layout" draw:type="line" svg:x1="4.931cm" svg:y1="18.274cm" svg:x2="4.937cm" svg:y2="19.288cm" svg:d="M4931 18274l6 1014" svg:viewBox="0 0 7 10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Wingdings" svg:font-family="Wingding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fo:padding-top="0.2cm" fo:padding-bottom="0.2cm" fo:padding-left="0.2cm" fo:padding-right="0.2cm" fo:wrap-option="wrap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9T14:47:39.773452934</meta:creation-date>
    <dc:date>2025-08-19T15:31:54.272870108</dc:date>
    <meta:editing-duration>PT12M53S</meta:editing-duration>
    <meta:editing-cycles>2</meta:editing-cycles>
    <meta:generator>LibreOffice/6.4.7.2$Linux_X86_64 LibreOffice_project/40$Build-2</meta:generator>
    <meta:document-statistic meta:object-count="26"/>
  </office:meta>
</office:document-meta>
</file>